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78a" officeooo:paragraph-rsid="000b278a"/>
    </style:style>
    <style:style style:name="P2" style:family="paragraph" style:parent-style-name="Standard" style:list-style-name="L1">
      <style:text-properties officeooo:rsid="000b278a" officeooo:paragraph-rsid="000b278a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" style:family="text">
      <style:text-properties fo:font-size="15pt" fo:font-style="italic" fo:font-weight="bold" fo:background-color="#ffff00" loext:char-shading-value="0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font-size="15pt" fo:font-style="italic" fo:font-weight="bold" fo:background-color="#ff3333" loext:char-shading-value="0" style:font-size-asian="15pt" style:font-style-asian="italic" style:font-weight-asian="bold" style:font-size-complex="15pt" style:font-style-complex="italic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3333" loext:char-shading-value="0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s text:c="16"/><text:span text:style-name="T7"><text:s/></text:span><text:span text:style-name="T5"><text:s/>resume</text:span></text:p>
      <text:p text:style-name="P1"/>
      <text:list xml:id="list3684333764379549110" text:style-name="L1">
        <text:list-item>
          <text:p text:style-name="P2">name <text:tab/><text:tab/>thanakappan</text:p>
        </text:list-item>
        <text:list-item>
          <text:p text:style-name="P2">age <text:s/><text:tab/><text:tab/>55</text:p>
        </text:list-item>
        <text:list-item>
          <text:p text:style-name="P2">genere <text:s/><text:tab/>male</text:p>
        </text:list-item>
        <text:list-item>
          <text:p text:style-name="P2">job <text:tab/><text:tab/>verthey eripppe</text:p>
        </text:list-item>
        <text:list-item>
          <text:p text:style-name="P2">hobies <text:s/><text:tab/>chuma erippe</text:p>
        </text:list-item>
        <text:list-item>
          <text:p text:style-name="P2">experience<text:tab/>2 year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2:19:47.257241888</meta:creation-date>
    <dc:date>2020-01-29T12:21:34.501345790</dc:date>
    <meta:editing-duration>P0D</meta:editing-duration>
    <meta:editing-cycles>1</meta:editing-cycles>
    <meta:document-statistic meta:table-count="0" meta:image-count="0" meta:object-count="0" meta:page-count="1" meta:paragraph-count="7" meta:word-count="22" meta:character-count="129" meta:non-whitespace-character-count="91"/>
    <meta:generator>LibreOffice/4.2.8.2$Linux_x86 LibreOffice_project/420m0$Build-2</meta:generator>
  </office:meta>
</office:document-meta>
</file>